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399e3" officeooo:paragraph-rsid="001399e3" style:font-size-asian="14pt" style:font-size-complex="14pt"/>
    </style:style>
    <style:style style:name="P2" style:family="paragraph" style:parent-style-name="Standard">
      <style:paragraph-properties fo:text-align="start" style:justify-single-word="false"/>
      <style:text-properties fo:font-size="13pt" officeooo:rsid="00150092" officeooo:paragraph-rsid="00150092" style:font-size-asian="13pt" style:font-size-complex="13pt"/>
    </style:style>
    <style:style style:name="P3" style:family="paragraph" style:parent-style-name="Standard">
      <style:paragraph-properties fo:text-align="start" style:justify-single-word="false"/>
      <style:text-properties fo:font-size="13pt" officeooo:rsid="00150092" officeooo:paragraph-rsid="0015a0d4" style:font-size-asian="13pt" style:font-size-complex="13pt"/>
    </style:style>
    <style:style style:name="P4" style:family="paragraph" style:parent-style-name="Standard">
      <style:paragraph-properties fo:text-align="start" style:justify-single-word="false"/>
      <style:text-properties fo:font-size="13pt" officeooo:rsid="0015a0d4" officeooo:paragraph-rsid="0015a0d4" style:font-size-asian="13pt" style:font-size-complex="13pt"/>
    </style:style>
    <style:style style:name="P5" style:family="paragraph" style:parent-style-name="Standard">
      <style:paragraph-properties fo:text-align="start" style:justify-single-word="false"/>
      <style:text-properties fo:font-size="13pt" officeooo:rsid="0015d2c9" officeooo:paragraph-rsid="0015d2c9" style:font-size-asian="13pt" style:font-size-complex="13pt"/>
    </style:style>
    <style:style style:name="P6" style:family="paragraph" style:parent-style-name="Standard">
      <style:paragraph-properties fo:text-align="start" style:justify-single-word="false"/>
      <style:text-properties fo:font-size="13pt" officeooo:rsid="00186886" officeooo:paragraph-rsid="00186886" style:font-size-asian="13pt" style:font-size-complex="13pt"/>
    </style:style>
    <style:style style:name="P7" style:family="paragraph" style:parent-style-name="Standard">
      <style:paragraph-properties fo:text-align="start" style:justify-single-word="false"/>
      <style:text-properties fo:font-size="13pt" officeooo:rsid="00186886" officeooo:paragraph-rsid="0018c809" style:font-size-asian="13pt" style:font-size-complex="13pt"/>
    </style:style>
    <style:style style:name="P8" style:family="paragraph" style:parent-style-name="Standard">
      <style:paragraph-properties fo:text-align="start" style:justify-single-word="false"/>
      <style:text-properties fo:font-size="13pt" officeooo:rsid="0018bb10" officeooo:paragraph-rsid="0018bb10" style:font-size-asian="13pt" style:font-size-complex="13pt"/>
    </style:style>
    <style:style style:name="P9" style:family="paragraph" style:parent-style-name="Standard">
      <style:paragraph-properties fo:text-align="start" style:justify-single-word="false"/>
      <style:text-properties fo:font-size="13pt" officeooo:rsid="0018c809" officeooo:paragraph-rsid="0018c809" style:font-size-asian="13pt" style:font-size-complex="13pt"/>
    </style:style>
    <style:style style:name="P10" style:family="paragraph" style:parent-style-name="Standard">
      <style:paragraph-properties fo:text-align="start" style:justify-single-word="false"/>
      <style:text-properties fo:font-size="13pt" officeooo:rsid="001aa0ff" officeooo:paragraph-rsid="001aa0ff" style:font-size-asian="13pt" style:font-size-complex="13pt"/>
    </style:style>
    <style:style style:name="P11" style:family="paragraph" style:parent-style-name="Standard">
      <style:paragraph-properties fo:text-align="start" style:justify-single-word="false"/>
      <style:text-properties fo:font-size="13pt" officeooo:rsid="001c1531" officeooo:paragraph-rsid="001c1531" style:font-size-asian="13pt" style:font-size-complex="13pt"/>
    </style:style>
    <style:style style:name="T1" style:family="text">
      <style:text-properties officeooo:rsid="0015a0d4"/>
    </style:style>
    <style:style style:name="T2" style:family="text">
      <style:text-properties officeooo:rsid="00170e6e"/>
    </style:style>
    <style:style style:name="T3" style:family="text">
      <style:text-properties officeooo:rsid="0018bb10"/>
    </style:style>
    <style:style style:name="T4" style:family="text">
      <style:text-properties officeooo:rsid="0018c809"/>
    </style:style>
    <style:style style:name="T5" style:family="text">
      <style:text-properties officeooo:rsid="001aa0ff"/>
    </style:style>
    <style:style style:name="T6" style:family="text">
      <style:text-properties officeooo:rsid="001c15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Техническое задание</text:p>
      <text:p text:style-name="P2"/>
      <text:p text:style-name="P3"><text:span text:style-name="T1">О</text:span>ткрытое акционерное общество «Рога и копыта» <text:span text:style-name="T1">(в дальнейшем Заказчик)</text:span>, специализирующееся на издательстве дешевой некачественной литературы, планирует начать распространение книг серии «Лучшее детективное фэнтези», которые предварительно необходимо написать. </text:p>
      <text:p text:style-name="P3"/>
      <text:p text:style-name="P3"><text:span text:style-name="T1">Так как написание в понимании Заказчика предполагает переписывание анекдотов таким образом, чтобы получилась книга, то Заказчик обратился к </text:span>обществ<text:span text:style-name="T1">у</text:span> с ограниченной ответственностью «Прочие субпродукты» <text:span text:style-name="T1">(в дальнейшем Исполнитель)</text:span>, оказывающе<text:span text:style-name="T1">му</text:span> услуги, связанные с разработкой, тестированием и сопровождением аппаратного и программного обеспечения, <text:span text:style-name="T1">с задачей создать ресурс, на котором пользователи могли бы оставлять свои анекдоты, из которых в дальнейшем выделялись бы лучшие, на чьей основе и была бы написана книга.</text:span></text:p>
      <text:p text:style-name="P4"/>
      <text:p text:style-name="P5">Целевую аудиторию ресурса составляют люди от 30 до 50 лет, являющиеся поклонниками книг жанра «Детектив» и книг жанра «Фэнтези», подавляющее большинство которых имеет учетную запись в социальной сети «Одноклассники» <text:span text:style-name="T2">и при этом имеет базовые знания о компьютере.</text:span></text:p>
      <text:p text:style-name="P5"/>
      <text:p text:style-name="P6">По своей сути сайт должен представлять из себя список анекдотов. По<text:span text:style-name="T3">льзователь</text:span> должен иметь возможность добавить свой анекдот, отметить понравившиеся ему анекдоты, предложенные другими лицами, делиться анекдотом в социальных сетях, а также найти анекдоты по идентификатору или по тэгам.</text:p>
      <text:p text:style-name="P6"/>
      <text:p text:style-name="P7">Главная страница сайта представляет из себя <text:span text:style-name="T4">фон, состоящий из фэнтезийных персонажей левее основной части и детективных персонажей правее основной части, и содержит</text:span> шапку, <text:span text:style-name="T4">представленную в виде кроны дерева и</text:span> состоящую из логотипа Заказчика, правее которого располагается название <text:span text:style-name="T3">и слоган Заказчика. </text:span></text:p>
      <text:p text:style-name="P7"/>
      <text:p text:style-name="P7"><text:span text:style-name="T3">Под шапкой идет список свежих анекдотов, стилизованный под пергамент. Каждый анекдот находится в отдельной рамке цвета чуть темнее, чем фон, и над каждым из них написан цифровой идентификатор, а под рамкой поставлены кнопка «Поделиться» слева, при нажатии на которое выпадает горизонтальное меню с иконками социальных сетей, через которые пользователь может поделиться анекдотом посредством нажатия на соответствующую иконку, и кнопка со знаком сердечка справа, которое пользователь нажимает, если ему понравился анекдот. </text:span></text:p>
      <text:p text:style-name="P7"/>
      <text:p text:style-name="P7"><text:span text:style-name="T3">Слева от списка анекдотов под шапкой располагается меню, стилизованное под дерево и состоящее из следующих пунктов:</text:span></text:p>
      <text:p text:style-name="P6"/>
      <text:p text:style-name="P8">1) Отсортировать — при нажатии на этот пункт выпадает подменю, в котором есть возможность посредством двух <text:span text:style-name="T4">переключателей: левый переключатель отвечает за сортировку по какому-либо признаку (дата, количество «лайков»), правый переключатель отвечает за порядок сортировки (по возрастанию или по убыванию);</text:span></text:p>
      <text:p text:style-name="P8"/>
      <text:p text:style-name="P9">2) История — при нажатии на этот пункт выпадает набор из шести комбинированных списков: сверху идут три списка, отвечающие соответственно за день, месяц и год <text:soft-page-break/>первой даты, а снизу идут три списка, отвечающие соответственно за день, месяц и год второй даты. Если заполнены поля для первой даты, то необходимо вывести все анекдоты, добавленные в эту дату и после нее. Если заполнены поля для второй даты, то необходимо вывести все анекдоты, добавленные в эту дату и до нее. Если заполнены оба поля, то необходимо вывести все анекдоты из соответствующего временного промежутка, включая граничные даты;</text:p>
      <text:p text:style-name="P9"/>
      <text:p text:style-name="P10">3) Добавить анекдот — список анекдотов заменяется на текстовое поле, в которое пользователь может ввести свой анекдот. Под текстовым полем должна находиться кнопка «Добавить», которая добавляет анекдот в базу данных, выводит сообщение о добавлении анекдота правее кнопки и автоматически возвращает на главную страницу. Тэггинг будет производиться <text:span text:style-name="T6">автоматически</text:span>;</text:p>
      <text:p text:style-name="P9"/>
      <text:p text:style-name="P9"><text:span text:style-name="T5">4</text:span>) <text:span text:style-name="T5">О нас — нажатие на нее переводит на основной сайт заказчика.</text:span></text:p>
      <text:p text:style-name="P9"/>
      <text:p text:style-name="P10">Выпадающие подменю стилизованы под вырубленное дерево. Выпадание должно проходить плавно, при выборе другого пункта меню уже открытые пункты должны закрыться. Оставшееся пространство меню планируется выделить под контекстную рекламу уже изданных книг Заказчика.</text:p>
      <text:p text:style-name="P10"/>
      <text:p text:style-name="P10">Справа от списка анекдотов находится меню поиска, стилизованное под пергамент. Меню поиска состоит из строки поиска по идентификатору, под которой находится вертикальный список тэгов, по щелчку на которые можно вывести соответствующие этому тэгу анекдоты.</text:p>
      <text:p text:style-name="P10"/>
      <text:p text:style-name="P11">Под основной частью будут располагаться сведения об Исполнителе. Это поле заполняется на усмотрение Исполнителя.</text:p>
      <text:p text:style-name="P11"/>
      <text:p text:style-name="P11">Для содержания анекдотов будет выделен отдельный дата-центр, принадлежащий Заказчику и уже настроенный под его нуж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23:01:56.606827628</meta:creation-date>
    <dc:date>2016-02-15T22:16:29.589479903</dc:date>
    <meta:editing-duration>PT3H13M40S</meta:editing-duration>
    <meta:editing-cycles>3</meta:editing-cycles>
    <meta:generator>LibreOffice/5.0.2.2$Linux_X86_64 LibreOffice_project/00m0$Build-2</meta:generator>
    <meta:document-statistic meta:table-count="0" meta:image-count="0" meta:object-count="0" meta:page-count="2" meta:paragraph-count="16" meta:word-count="578" meta:character-count="4350" meta:non-whitespace-character-count="3781"/>
  </office:meta>
</office:document-meta>
</file>